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13.3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2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12-tra-90k-5000res-2folds-1e-06ridge-50w2vdim-&lt;end&gt;-10-09_00: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2551516040759" calcext:value-type="float">
            <text:p>0.202551516</text:p>
          </table:table-cell>
          <table:table-cell table:style-name="ce1" office:value-type="float" office:value="0.0000915364610227926" calcext:value-type="float">
            <text:p>9.15E-05</text:p>
          </table:table-cell>
          <table:table-cell office:value-type="float" office:value="0.0676918476260582" calcext:value-type="float">
            <text:p>0.0676918476</text:p>
          </table:table-cell>
          <table:table-cell office:value-type="float" office:value="0.000770610967979389" calcext:value-type="float">
            <text:p>0.000770611</text:p>
          </table:table-cell>
          <table:table-cell office:value-type="float" office:value="0.343393448656606" calcext:value-type="float">
            <text:p>0.3433934487</text:p>
          </table:table-cell>
          <table:table-cell office:value-type="float" office:value="0.00368052999631946" calcext:value-type="float">
            <text:p>0.00368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4532459652877" calcext:value-type="float">
            <text:p>0.2045324597</text:p>
          </table:table-cell>
          <table:table-cell office:value-type="float" office:value="0.000274297773066007" calcext:value-type="float">
            <text:p>0.0002742978</text:p>
          </table:table-cell>
          <table:table-cell office:value-type="float" office:value="0.0722058643111275" calcext:value-type="float">
            <text:p>0.0722058643</text:p>
          </table:table-cell>
          <table:table-cell office:value-type="float" office:value="0.000386455649613537" calcext:value-type="float">
            <text:p>0.0003864556</text:p>
          </table:table-cell>
          <table:table-cell office:value-type="float" office:value="0.363084284136916" calcext:value-type="float">
            <text:p>0.3630842841</text:p>
          </table:table-cell>
          <table:table-cell office:value-type="float" office:value="0.00699300699300701" calcext:value-type="float">
            <text:p>0.00699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2358198868918" calcext:value-type="float">
            <text:p>0.2023581989</text:p>
          </table:table-cell>
          <table:table-cell table:style-name="ce1" office:value-type="float" office:value="0.000064687151147505" calcext:value-type="float">
            <text:p>6.47E-05</text:p>
          </table:table-cell>
          <table:table-cell office:value-type="float" office:value="0.0681580480922586" calcext:value-type="float">
            <text:p>0.0681580481</text:p>
          </table:table-cell>
          <table:table-cell office:value-type="float" office:value="0.00198671942092995" calcext:value-type="float">
            <text:p>0.0019867194</text:p>
          </table:table-cell>
          <table:table-cell office:value-type="float" office:value="0.346061832903938" calcext:value-type="float">
            <text:p>0.3460618329</text:p>
          </table:table-cell>
          <table:table-cell office:value-type="float" office:value="0.000828119249171866" calcext:value-type="float">
            <text:p>0.0008281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258067143694" calcext:value-type="float">
            <text:p>0.2025806714</text:p>
          </table:table-cell>
          <table:table-cell office:value-type="float" office:value="0.000170735635337829" calcext:value-type="float">
            <text:p>0.0001707356</text:p>
          </table:table-cell>
          <table:table-cell office:value-type="float" office:value="0.0684417556128082" calcext:value-type="float">
            <text:p>0.0684417556</text:p>
          </table:table-cell>
          <table:table-cell office:value-type="float" office:value="0.000443963930806035" calcext:value-type="float">
            <text:p>0.0004439639</text:p>
          </table:table-cell>
          <table:table-cell office:value-type="float" office:value="0.346797938903202" calcext:value-type="float">
            <text:p>0.3467979389</text:p>
          </table:table-cell>
          <table:table-cell office:value-type="float" office:value="0.00395656974604344" calcext:value-type="float">
            <text:p>0.00395656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1875409549914" calcext:value-type="float">
            <text:p>0.2018754095</text:p>
          </table:table-cell>
          <table:table-cell table:style-name="ce1" office:value-type="float" office:value="0.0000524881528639332" calcext:value-type="float">
            <text:p>5.25E-05</text:p>
          </table:table-cell>
          <table:table-cell office:value-type="float" office:value="0.0682868666421298" calcext:value-type="float">
            <text:p>0.0682868666</text:p>
          </table:table-cell>
          <table:table-cell office:value-type="float" office:value="0.00173981720034351" calcext:value-type="float">
            <text:p>0.0017398172</text:p>
          </table:table-cell>
          <table:table-cell office:value-type="float" office:value="0.346797938903202" calcext:value-type="float">
            <text:p>0.3467979389</text:p>
          </table:table-cell>
          <table:table-cell office:value-type="float" office:value="0.00450864924549135" calcext:value-type="float">
            <text:p>0.00450864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202779651109882" calcext:value-type="float">
            <text:p>0.2027796511</text:p>
          </table:table-cell>
          <table:table-cell/>
          <table:table-cell table:formula="of:=AVERAGE([.D2:.D6])" office:value-type="float" office:value="0.0689568764568765" calcext:value-type="float">
            <text:p>0.0689568765</text:p>
          </table:table-cell>
          <table:table-cell/>
          <table:table-cell table:formula="of:=AVERAGE([.F2:.F6])" office:value-type="float" office:value="0.349227088700773" calcext:value-type="float">
            <text:p>0.3492270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101971210380564" calcext:value-type="float">
            <text:p>0.0010197121</text:p>
          </table:table-cell>
          <table:table-cell/>
          <table:table-cell table:formula="of:=STDEV([.D2:.D6])" office:value-type="float" office:value="0.0018377030099992" calcext:value-type="float">
            <text:p>0.001837703</text:p>
          </table:table-cell>
          <table:table-cell/>
          <table:table-cell table:formula="of:=STDEV([.F2:.F6])" office:value-type="float" office:value="0.00787200106799139" calcext:value-type="float">
            <text:p>0.00787200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21:54:38.258761631</dc:date>
    <dc:creator>Surender Kumar</dc:creator>
    <meta:editing-duration>PT1M32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